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0.13mm" svg:height="146.32mm" svg:x="70.66mm" svg:y="12.19mm">
            <draw:object draw:notify-on-update-of-ranges="Sheet1.A1:Sheet1.A1 Sheet1.A2:Sheet1.A11 Sheet1.B1:Sheet1.B1 Sheet1.B2:Sheet1.B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max range</text:p>
          </table:table-cell>
          <table:table-cell office:value-type="string" calcext:value-type="string">
            <text:p>sum of differences between lower and upper bounds of each reaction</text:p>
          </table:table-cell>
        </table:table-row>
        <table:table-row table:style-name="ro1">
          <table:table-cell office:value-type="string" calcext:value-type="string">
            <text:p>0.1~1.0</text:p>
          </table:table-cell>
          <table:table-cell office:value-type="float" office:value="18.03246" calcext:value-type="float">
            <text:p>18.03246</text:p>
          </table:table-cell>
        </table:table-row>
        <table:table-row table:style-name="ro1">
          <table:table-cell office:value-type="string" calcext:value-type="string">
            <text:p>0.1~2.0</text:p>
          </table:table-cell>
          <table:table-cell office:value-type="float" office:value="19.24336" calcext:value-type="float">
            <text:p>19.24336</text:p>
          </table:table-cell>
        </table:table-row>
        <table:table-row table:style-name="ro1">
          <table:table-cell office:value-type="string" calcext:value-type="string">
            <text:p>0.1~3.0</text:p>
          </table:table-cell>
          <table:table-cell office:value-type="float" office:value="20.01796" calcext:value-type="float">
            <text:p>20.01796</text:p>
          </table:table-cell>
        </table:table-row>
        <table:table-row table:style-name="ro1">
          <table:table-cell office:value-type="string" calcext:value-type="string">
            <text:p>0.1~4.0</text:p>
          </table:table-cell>
          <table:table-cell office:value-type="float" office:value="21.57441" calcext:value-type="float">
            <text:p>21.57441</text:p>
          </table:table-cell>
        </table:table-row>
        <table:table-row table:style-name="ro1">
          <table:table-cell office:value-type="string" calcext:value-type="string">
            <text:p>0.1~5.0</text:p>
          </table:table-cell>
          <table:table-cell office:value-type="float" office:value="23.23734" calcext:value-type="float">
            <text:p>23.23734</text:p>
          </table:table-cell>
        </table:table-row>
        <table:table-row table:style-name="ro1">
          <table:table-cell office:value-type="string" calcext:value-type="string">
            <text:p>0.1~6.0</text:p>
          </table:table-cell>
          <table:table-cell office:value-type="float" office:value="21.72447" calcext:value-type="float">
            <text:p>21.72447</text:p>
          </table:table-cell>
        </table:table-row>
        <table:table-row table:style-name="ro1">
          <table:table-cell office:value-type="string" calcext:value-type="string">
            <text:p>0.1~7.0</text:p>
          </table:table-cell>
          <table:table-cell office:value-type="float" office:value="22.87208" calcext:value-type="float">
            <text:p>22.87208</text:p>
          </table:table-cell>
        </table:table-row>
        <table:table-row table:style-name="ro1">
          <table:table-cell office:value-type="string" calcext:value-type="string">
            <text:p>0.1~8.0</text:p>
          </table:table-cell>
          <table:table-cell office:value-type="float" office:value="23.55016" calcext:value-type="float">
            <text:p>23.55016</text:p>
          </table:table-cell>
        </table:table-row>
        <table:table-row table:style-name="ro1">
          <table:table-cell office:value-type="string" calcext:value-type="string">
            <text:p>0.1~9.0</text:p>
          </table:table-cell>
          <table:table-cell office:value-type="float" office:value="23.72164" calcext:value-type="float">
            <text:p>23.72164</text:p>
          </table:table-cell>
        </table:table-row>
        <table:table-row table:style-name="ro1">
          <table:table-cell office:value-type="string" calcext:value-type="string">
            <text:p>0.1~10.0</text:p>
          </table:table-cell>
          <table:table-cell office:value-type="float" office:value="23.4231" calcext:value-type="float">
            <text:p>23.423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Segoe UI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9T18:31:51.948200074</meta:creation-date>
    <dc:date>2019-08-19T18:36:50.128244395</dc:date>
    <meta:editing-duration>PT4M58S</meta:editing-duration>
    <meta:editing-cycles>1</meta:editing-cycles>
    <meta:document-statistic meta:table-count="1" meta:cell-count="22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014cm" svg:height="14.633cm" xlink:href=".." xlink:type="simple" chart:class="chart:line" chart:style-name="ch1">
        <chart:legend chart:legend-position="end" svg:x="17.685cm" svg:y="6.812cm" style:legend-expansion="high" chart:style-name="ch2"/>
        <chart:plot-area chart:style-name="ch3" table:cell-range-address="Sheet1.A1:Sheet1.B11" chart:data-source-has-labels="both" svg:x="1.521cm" svg:y="0.292cm" svg:width="15.644cm" svg:height="13.078cm">
          <chartooo:coordinate-region svg:x="2.153cm" svg:y="0.494cm" svg:width="14.322cm" svg:height="12.223cm"/>
          <chart:axis chart:dimension="x" chart:name="primary-x" chart:style-name="ch4" chartooo:axis-type="auto">
            <chartooo:date-scale/>
            <chart:title svg:x="8.45cm" svg:y="13.662cm" chart:style-name="ch5">
              <text:p>Vmax range</text:p>
            </chart:title>
            <chart:categories table:cell-range-address="Sheet1.A2:Sheet1.A11"/>
          </chart:axis>
          <chart:axis chart:dimension="y" chart:name="primary-y" chart:style-name="ch4">
            <chart:title svg:x="0.451cm" svg:y="11.672cm" chart:style-name="ch6">
              <text:p>sum of differences between upper and lower bounds for each reaction</text:p>
            </chart:title>
            <chart:grid chart:style-name="ch7" chart:class="major"/>
          </chart:axis>
          <chart:series chart:style-name="ch8" chart:values-cell-range-address="Sheet1.B2:Sheet1.B11" chart:label-cell-address="Sheet1.B1:Sheet1.B1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um of differences between lower and upper bounds of each reaction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0.1~1.0</text:p>
                <draw:g>
                  <svg:desc>Sheet1.A2:Sheet1.A11</svg:desc>
                </draw:g>
              </table:table-cell>
              <table:table-cell office:value-type="float" office:value="18.03246">
                <text:p>18.03246</text:p>
                <draw:g>
                  <svg:desc>Sheet1.B2:Sheet1.B11</svg:desc>
                </draw:g>
              </table:table-cell>
            </table:table-row>
            <table:table-row>
              <table:table-cell office:value-type="string">
                <text:p>0.1~2.0</text:p>
              </table:table-cell>
              <table:table-cell office:value-type="float" office:value="19.24336">
                <text:p>19.24336</text:p>
              </table:table-cell>
            </table:table-row>
            <table:table-row>
              <table:table-cell office:value-type="string">
                <text:p>0.1~3.0</text:p>
              </table:table-cell>
              <table:table-cell office:value-type="float" office:value="20.01796">
                <text:p>20.01796</text:p>
              </table:table-cell>
            </table:table-row>
            <table:table-row>
              <table:table-cell office:value-type="string">
                <text:p>0.1~4.0</text:p>
              </table:table-cell>
              <table:table-cell office:value-type="float" office:value="21.57441">
                <text:p>21.57441</text:p>
              </table:table-cell>
            </table:table-row>
            <table:table-row>
              <table:table-cell office:value-type="string">
                <text:p>0.1~5.0</text:p>
              </table:table-cell>
              <table:table-cell office:value-type="float" office:value="23.23734">
                <text:p>23.23734</text:p>
              </table:table-cell>
            </table:table-row>
            <table:table-row>
              <table:table-cell office:value-type="string">
                <text:p>0.1~6.0</text:p>
              </table:table-cell>
              <table:table-cell office:value-type="float" office:value="21.72447">
                <text:p>21.72447</text:p>
              </table:table-cell>
            </table:table-row>
            <table:table-row>
              <table:table-cell office:value-type="string">
                <text:p>0.1~7.0</text:p>
              </table:table-cell>
              <table:table-cell office:value-type="float" office:value="22.87208">
                <text:p>22.87208</text:p>
              </table:table-cell>
            </table:table-row>
            <table:table-row>
              <table:table-cell office:value-type="string">
                <text:p>0.1~8.0</text:p>
              </table:table-cell>
              <table:table-cell office:value-type="float" office:value="23.55016">
                <text:p>23.55016</text:p>
              </table:table-cell>
            </table:table-row>
            <table:table-row>
              <table:table-cell office:value-type="string">
                <text:p>0.1~9.0</text:p>
              </table:table-cell>
              <table:table-cell office:value-type="float" office:value="23.72164">
                <text:p>23.72164</text:p>
              </table:table-cell>
            </table:table-row>
            <table:table-row>
              <table:table-cell office:value-type="string">
                <text:p>0.1~10.0</text:p>
              </table:table-cell>
              <table:table-cell office:value-type="float" office:value="23.4231">
                <text:p>23.42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